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1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1T21:30:00.403840342</meta:creation-date>
    <dc:date>2021-12-11T21:30:13.798246950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1.7.2$Linux_X86_64 LibreOffice_project/10$Build-2</meta:generator>
  </office:meta>
</office:document-meta>
</file>